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+CodeLatX Nerd Font" svg:font-family="'M+CodeLatX Nerd Font'" style:font-adornments="Regular" style:font-pitch="variable"/>
    <style:font-face style:name="M+CodeLatX Nerd Font1" svg:font-family="'M+CodeLatX Nerd Font'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84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="none" draw:fill-color="#ffffff"/>
      <style:text-properties fo:font-size="48pt" style:font-size-asian="48pt" style:font-size-complex="48pt"/>
    </style:style>
    <style:style style:name="P3" style:family="paragraph">
      <loext:graphic-properties draw:fill="none" draw:fill-color="#ffffff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font-name="M+CodeLatX Nerd Font1" style:font-name-asian="M+CodeLatX Nerd Font1" style:font-name-complex="M+CodeLatX Nerd Font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8.337cm" svg:height="2.342cm" svg:x="2.14cm" svg:y="2.186cm">
          <draw:text-box>
            <text:p text:style-name="P1"><text:span text:style-name="T1">com</text:span><text:span text:style-name="T1">put</text:span><text:span text:style-name="T1">er</text:span></text:p>
          </draw:text-box>
        </draw:frame>
        <draw:frame draw:style-name="gr2" draw:text-style-name="P3" draw:layer="layout" svg:width="8.122cm" svg:height="1.034cm" svg:x="2.508cm" svg:y="18.015cm">
          <draw:text-box>
            <text:p><text:span text:style-name="T2"> <text:s/> <text:s/> <text:s/></text:span><text:span text:style-name="T2"> <text:s text:c="2"/>  </text:span><text:span text:style-name="T2"> 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+CodeLatX Nerd Font" svg:font-family="'M+CodeLatX Nerd Font'" style:font-adornments="Regular" style:font-pitch="variable"/>
    <style:font-face style:name="M+CodeLatX Nerd Font1" svg:font-family="'M+CodeLatX Nerd Font'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M+CodeLatX Nerd Font" fo:font-family="'M+CodeLatX Nerd Font'" style:font-style-name="Regular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4cm" fo:margin-bottom="2.54cm" fo:margin-left="2.54cm" fo:margin-right="2.5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09:01:01.006942564</meta:creation-date>
    <dc:date>2024-03-14T09:15:18.377416413</dc:date>
    <dc:creator>David Richards</dc:creator>
    <meta:editing-duration>PT3M28S</meta:editing-duration>
    <meta:editing-cycles>1</meta:editing-cycles>
    <meta:document-statistic meta:object-count="2"/>
    <meta:generator>LibreOffice/24.2.1.2$Linux_X86_64 LibreOffice_project/420$Build-2</meta:generator>
  </office:meta>
</office:document-meta>
</file>